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enyan Coffee Rg" svg:font-family="'Kenyan Coffee R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61ff" officeooo:paragraph-rsid="000161ff"/>
    </style:style>
    <style:style style:name="P2" style:family="paragraph" style:parent-style-name="Standard">
      <style:text-properties style:font-name="DejaVu Sans Light" officeooo:rsid="000288d9" officeooo:paragraph-rsid="000288d9"/>
    </style:style>
    <style:style style:name="P3" style:family="paragraph" style:parent-style-name="Standard">
      <style:text-properties style:font-name="DejaVu Sans Light" fo:font-weight="bold" officeooo:rsid="000288d9" officeooo:paragraph-rsid="000288d9" style:font-weight-asian="bold" style:font-weight-complex="bold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officeooo:rsid="000288d9" officeooo:paragraph-rsid="000288d9" style:font-size-asian="14pt" style:font-weight-asian="bold" style:font-size-complex="14pt" style:font-weight-complex="bold"/>
    </style:style>
    <style:style style:name="P6" style:family="paragraph" style:parent-style-name="Title">
      <style:text-properties style:font-name="Arial" fo:font-weight="bold" officeooo:rsid="000288d9" officeooo:paragraph-rsid="000288d9" style:font-weight-asian="bold" style:font-weight-complex="bold"/>
    </style:style>
    <style:style style:name="T1" style:family="text">
      <style:text-properties officeooo:rsid="000288d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size="14pt" fo:font-weight="bold" officeooo:rsid="000288d9" style:font-size-asian="14pt" style:font-weight-asian="bold" style:font-size-complex="14pt" style:font-weight-complex="bold"/>
    </style:style>
    <style:style style:name="T4" style:family="text">
      <style:text-properties style:font-name="Arial" fo:font-size="14pt" style:text-underline-style="solid" style:text-underline-type="double" style:text-underline-width="auto" style:text-underline-color="font-color" fo:font-weight="bold" officeooo:rsid="000288d9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288d9" style:font-size-asian="14pt" style:font-weight-asian="bold" style:font-size-complex="14pt" style:font-weight-complex="bold"/>
    </style:style>
    <style:style style:name="T6" style:family="text">
      <style:text-properties fo:font-weight="bold" officeooo:rsid="000288d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ug-in Documentation: Dummy</text:p>
      <text:p text:style-name="P1"/>
      <text:p text:style-name="P4"><text:span text:style-name="T1">1. </text:span>Overview</text:p>
      <text:p text:style-name="P2"/>
      <text:p text:style-name="P2"><text:tab/>Explain what the plug-in does briefly.</text:p>
      <text:p text:style-name="P2"/>
      <text:p text:style-name="P5">2. Dependencies</text:p>
      <text:p text:style-name="P3"/>
      <text:p text:style-name="P3"><text:tab/><text:span text:style-name="T2">Which other plug-ins does Dummy need? Which conflicts Dummy?</text:span></text:p>
      <text:p text:style-name="P3"><text:span text:style-name="T2"/></text:p>
      <text:p text:style-name="P5">3. Gui changes</text:p>
      <text:p text:style-name="P2"/>
      <text:p text:style-name="P2"><text:tab/>Does the plug-in have a gui part? How does it look in which state. Provide screenshots.</text:p>
      <text:p text:style-name="P2"/>
      <text:p text:style-name="P5">4. Signals</text:p>
      <text:p text:style-name="P3"/>
      <text:p text:style-name="P3">4.1 DummySignal (same as string literal)</text:p>
      <text:p text:style-name="P3"><text:span text:style-name="T2"/></text:p>
      <text:p text:style-name="P3">Answer before: <text:span text:style-name="T2">p1</text:span></text:p>
      <text:p text:style-name="P3">Answer after: <text:span text:style-name="T2">p2</text:span></text:p>
      <text:p text:style-name="P3"><text:span text:style-name="T2"/></text:p>
      <text:p text:style-name="P3"><text:span text:style-name="T2">What does Dummy do</text:span></text:p>
      <text:p text:style-name="P3"><text:span text:style-name="T2"/></text:p>
      <text:p text:style-name="P3">4.2 DS2</text:p>
      <text:p text:style-name="P3"><text:span text:style-name="T2">...</text:span></text:p>
      <text:p text:style-name="P3"><text:span text:style-name="T2"/></text:p>
      <text:p text:style-name="P3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enyan Coffee Rg" svg:font-family="'Kenyan Coffee R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 Kocal</meta:initial-creator>
    <meta:creation-date>2013-11-28T10:49:32.475511021</meta:creation-date>
    <dc:date>2014-01-28T11:21:25.386147112</dc:date>
    <dc:creator>Ali Kocal</dc:creator>
    <meta:editing-duration>PT48S</meta:editing-duration>
    <meta:editing-cycles>3</meta:editing-cycles>
    <meta:generator>LibreOffice/4.1.4.2$Linux_X86_64 LibreOffice_project/410m0$Build-2</meta:generator>
    <meta:document-statistic meta:table-count="0" meta:image-count="0" meta:object-count="0" meta:page-count="1" meta:paragraph-count="14" meta:word-count="62" meta:character-count="367" meta:non-whitespace-character-count="316"/>
  </office:meta>
</office:document-meta>
</file>